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sans-serif"/>
    <style:font-face style:name="Whitney" svg:font-family="Whitney,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cm" style:contextual-spacing="false" fo:line-height="100%" fo:orphans="2" fo:widows="2" fo:text-indent="0cm" style:auto-text-indent="false" fo:background-color="#ffffff" fo:padding="0cm" fo:border="none"/>
      <style:text-properties fo:font-variant="normal" fo:text-transform="none" fo:color="#4c4c4c" loext:opacity="100%" style:font-name="Arial" fo:font-size="12pt" fo:letter-spacing="normal" fo:font-style="normal" fo:font-weight="normal" style:font-size-asian="12pt" style:font-weight-asian="normal" style:font-size-complex="12pt" style:font-weight-complex="normal"/>
    </style:style>
    <style:style style:name="P2" style:family="paragraph" style:parent-style-name="Text_20_body">
      <loext:graphic-properties draw:fill="solid" draw:fill-color="#ffffff" draw:opacity="100%"/>
      <style:paragraph-properties fo:margin-left="0cm" fo:margin-right="0cm" fo:margin-top="0cm" fo:margin-bottom="0cm" style:contextual-spacing="false" fo:line-height="100%" fo:orphans="2" fo:widows="2" fo:text-indent="0cm" style:auto-text-indent="false" fo:background-color="#ffffff" fo:padding="0cm" fo:border="none"/>
      <style:text-properties fo:font-variant="normal" fo:text-transform="none" fo:color="#4c4c4c" loext:opacity="100%" style:font-name="Arial" fo:font-size="12pt" fo:letter-spacing="normal" fo:font-style="normal" fo:font-weight="normal" fo:background-color="transparent" style:font-size-asian="12pt" style:font-weight-asian="normal" style:font-size-complex="12pt" style:font-weight-complex="normal"/>
    </style:style>
    <style:style style:name="P3" style:family="paragraph" style:parent-style-name="Text_20_body">
      <loext:graphic-properties draw:fill="solid" draw:fill-color="#ffffff" draw:opacity="100%"/>
      <style:paragraph-properties fo:margin-left="0cm" fo:margin-right="0cm" fo:margin-top="0cm" fo:margin-bottom="0cm" style:contextual-spacing="false" fo:line-height="100%" fo:orphans="2" fo:widows="2" fo:text-indent="0cm" style:auto-text-indent="false" fo:background-color="#ffffff" fo:padding="0cm" fo:border="none"/>
      <style:text-properties fo:font-variant="normal" fo:text-transform="none" fo:color="#000000" loext:opacity="100%" style:font-name="Arial" fo:font-size="12pt" fo:letter-spacing="normal" fo:font-style="normal" fo:font-weight="normal" fo:background-color="#ffffff" style:font-size-asian="12pt" style:font-weight-asian="normal" style:font-size-complex="12pt" style:font-weight-complex="normal"/>
    </style:style>
    <style:style style:name="P4"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line-height="100%"/>
    </style:style>
    <style:style style:name="P6" style:family="paragraph" style:parent-style-name="Standard">
      <style:paragraph-properties fo:line-height="100%"/>
      <style:text-properties fo:font-variant="normal" fo:text-transform="none" fo:color="#4c4c4c" loext:opacity="100%" style:font-name="Arial" fo:font-size="12pt" fo:letter-spacing="normal" fo:font-style="normal" fo:font-weight="normal" style:font-size-asian="12pt" style:font-weight-asian="normal" style:font-size-complex="12pt" style:font-weight-complex="normal"/>
    </style:style>
    <style:style style:name="P7" style:family="paragraph" style:parent-style-name="Text_20_body">
      <loext:graphic-properties draw:fill="solid" draw:fill-color="#ffffff" draw:opacity="100%"/>
      <style:paragraph-properties fo:margin-left="0cm" fo:margin-right="0cm" fo:margin-top="0cm" fo:margin-bottom="0cm" style:contextual-spacing="false" fo:line-height="100%" fo:orphans="2" fo:widows="2" fo:text-indent="0cm" style:auto-text-indent="false" fo:background-color="#ffffff" fo:padding="0cm" fo:border="none"/>
      <style:text-properties fo:font-variant="normal" fo:text-transform="none" fo:color="#ff0000" loext:opacity="100%" style:font-name="Arial" fo:font-size="12pt" fo:letter-spacing="normal" fo:font-style="normal" fo:font-weight="normal" fo:background-color="#ffff00" style:font-size-asian="12pt" style:font-weight-asian="normal" style:font-size-complex="12pt" style:font-weight-complex="normal"/>
    </style:style>
    <style:style style:name="P8" style:family="paragraph" style:parent-style-name="Text_20_body">
      <loext:graphic-properties draw:fill="solid" draw:fill-color="#ffffff" draw:opacity="100%"/>
      <style:paragraph-properties fo:margin-left="0cm" fo:margin-right="0cm" fo:margin-top="0cm" fo:margin-bottom="0cm" style:contextual-spacing="false" fo:line-height="100%" fo:orphans="2" fo:widows="2" fo:text-indent="0cm" style:auto-text-indent="false" fo:background-color="#ffffff" fo:padding="0cm" fo:border="none"/>
      <style:text-properties fo:font-variant="normal" fo:text-transform="none" fo:color="#000000" loext:opacity="100%" style:font-name="Arial" fo:font-size="12pt" fo:letter-spacing="normal" fo:font-style="normal" fo:font-weight="normal" fo:background-color="#ffffff" style:font-size-asian="12pt" style:font-weight-asian="normal" style:font-size-complex="12pt" style:font-weight-complex="normal"/>
    </style:style>
    <style:style style:name="P9" style:family="paragraph" style:parent-style-name="Text_20_body">
      <loext:graphic-properties draw:fill="solid" draw:fill-color="#ffffff" draw:opacity="100%"/>
      <style:paragraph-properties fo:margin-left="0cm" fo:margin-right="0cm" fo:margin-top="0cm" fo:margin-bottom="0cm" style:contextual-spacing="false" style:line-height-at-least="0.635cm" fo:orphans="2" fo:widows="2" fo:text-indent="0cm" style:auto-text-indent="false" fo:background-color="#ffffff" fo:padding="0cm" fo:border="none"/>
      <style:text-properties fo:font-variant="normal" fo:text-transform="none" fo:color="#21242c" loext:opacity="100%" style:font-name="Arial" fo:font-size="12pt" fo:letter-spacing="normal" fo:font-style="normal" fo:font-weight="normal" fo:background-color="transparent" style:font-size-asian="12pt" style:font-weight-asian="normal" style:font-size-complex="12pt" style:font-weight-complex="normal"/>
    </style:style>
    <style:style style:name="P10" style:family="paragraph" style:parent-style-name="Text_20_body">
      <loext:graphic-properties draw:fill="solid" draw:fill-color="#ffffff" draw:opacity="100%"/>
      <style:paragraph-properties fo:margin-left="0cm" fo:margin-right="0cm" fo:margin-top="0cm" fo:margin-bottom="0cm" style:contextual-spacing="false" style:line-height-at-least="0.635cm" fo:orphans="2" fo:widows="2" fo:text-indent="0cm" style:auto-text-indent="false" fo:background-color="#ffffff" fo:padding="0cm" fo:border="none"/>
      <style:text-properties fo:font-variant="normal" fo:text-transform="none" fo:color="#21242c" loext:opacity="100%" style:font-name="Arial" fo:font-size="12pt" fo:letter-spacing="normal" fo:font-style="normal" fo:font-weight="normal" officeooo:rsid="001fa885" officeooo:paragraph-rsid="001fa885" fo:background-color="transparent" style:font-size-asian="12pt" style:font-weight-asian="normal" style:font-size-complex="12pt" style:font-weight-complex="normal"/>
    </style:style>
    <style:style style:name="T1" style:family="text">
      <style:text-properties fo:color="#ff0000" loext:opacity="100%"/>
    </style:style>
    <style:style style:name="T2" style:family="text">
      <style:text-properties fo:color="#21242c" loext:opacity="100%"/>
    </style:style>
    <style:style style:name="T3" style:family="text">
      <style:text-properties fo:color="#dcddde" loext:opacity="100%" style:font-name="Whitney"/>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PHYTOTHERAPIA</text:p>
      <text:p text:style-name="Standard"/>
      <text:p text:style-name="P5"/>
      <text:p text:style-name="P4">(intro)</text:p>
      <text:p text:style-name="P6">Perte de fatigue chronique, troubles du sommeil,déprime,stress, blessures ou infections à répétition, inconfort digestif, acidités gastriques ? </text:p>
      <text:p text:style-name="P6">Bien souvent ces problèmes peuvent être liés à un déficits en micronutriments ( vitamines, minéraux et oligo-éléments) ,un déséquilibre du microbiote et une perméabilité intestinale.</text:p>
      <text:p text:style-name="P1">Vous n'êtes pas malade, mais ces troubles fonctionnels <text:s/>sont bien présents et peuvent provoquer une altération de la qualité de vie.</text:p>
      <text:p text:style-name="P2">Une prise en charge micronutritionnelle associée à la phytothérapie ,vont permettre d’identifier et d'analyser l’ensemble des troubles fonctionnel, et d'apporter une solution globale à ces problèmes de santé ponctuels ou récurrents.</text:p>
      <text:p text:style-name="P2">A travers ce site, Phytothérapia vous propose de mieux comprendre l'origine de ces troubles fonctionnels, ainsi que des protocoles de phytothérapie et de micronutrition pour améliorer votre état général. </text:p>
      <text:p text:style-name="P2"/>
      <text:p text:style-name="P2"/>
      <text:p text:style-name="P2">L'intestin : porte d'entrée de l'organisme et <text:s/>2ème cerveau</text:p>
      <text:p text:style-name="P2"/>
      <text:p text:style-name="P2">Pour comprendre la présence de ces troubles, il est important d'identifier leur origines. C'est à dire quel organe ,partie de mon organisme, ou mécanisme biologique s'est mis à fonctionner de manière déquilibrée et pourquoi ce déséquilibre est-il apparu.</text:p>
      <text:p text:style-name="P2">Dans la grande majorité des cas la porte d'entrée par laquelle sont arrivés ses déséquilibres c'est l'intestin .</text:p>
      <text:p text:style-name="P2">On connait son rôle dans la digestion , mais l'intestin et son <text:span text:style-name="T2">microbiote joue un rôle important dans les fonctions métaboliques, neurologiques, et aussi immunitaires.</text:span><text:span text:style-name="T1"> </text:span></text:p>
      <text:p text:style-name="P2">En effet , l'intestin constitut littéralement une barrière entre le milieu sanguin et l'exterieur de l'organisme: tout ce que nous ingérons ( aliments, médicaments, alcool, drogues, additifs alimentaires, pesticides etc...), va pouvoir se retrouver dans le sang en passant à travers la muqueuse de l'intestin, et va ensuite rejoindre nos cellules et <text:s/>nos organes via la circulation sanguine.</text:p>
      <text:p text:style-name="P7">Une muqueuse intestinale en bon état est une muqueuse perméable aux nutriments et micronutriments , mais est impérméable aux polluants et toxiques( additifs, pesticides, toxines...)</text:p>
      <text:p text:style-name="P7">Au contraire une muqueuse en mauvais état, va être poreuse, et ne va plus pouvoir faire barrière aux grosses molécules que sont ces polluants et toxiques.</text:p>
      <text:p text:style-name="P7">Ceci vont donc pouvoir passer massivement dans le sang, empêcher l'absorption des micronutriments et ainsi créer des carences et une surcharge du foie puis progressivement de l'organisme.</text:p>
      <text:p text:style-name="P3"/>
      <text:p text:style-name="P3">Notre intestin est tapissé de neuronnes afin de communiquer avec notre système nerveux central. Pour cela , comme le cerveau, il produit des neurotransmetteurs (comme la sérotonine <text:s/>et la dopamine ,indispensable à l'équilibre du sommeil et à l'équilibre psychique ) et des hormones ( comme la ghréline , hormone qui contrôle la sensation de faim et le stockage des graisses, et qu'il va produire en quantité plus importantes lors d'un état de stress ou d'anxiété)</text:p>
      <text:p text:style-name="P9"><text:s/>L'activité de ce deuxième cerveau jouerait donc lui aussi,un rôle dans les troubles psychique et les troubles du comportement alimentaires ;</text:p>
      <text:p text:style-name="P9"/>
      <text:p text:style-name="P10">MISE EN GARDE </text:p>
      <text:p text:style-name="P10"><text:soft-page-break/><text:span text:style-name="T3">Bien que naturels, les compléments alimentaires à base de plantes, ou de micronutriments peuvent être dangereux s'ils ne sont pas correctement utilisés.Tous les conseils présents sur le sites ont été réalisés par une diététicienne diplômée d'Etat spécialisée en phytothérapie et micronutrition,mais Ils ne tiennent pas compte de vos antécédants médicaux ni de vos contre-indications .Si vous souhaitez améliorer votre état général par la prise de compléments alimentaires, demandez donc conseils à un professionnel de santé diplômé et spécialisé dans ce domaine, afin qu'il vous propose un protocole personnalisé en tenant compte de vos antécédants médicaux et contre-indication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sans-serif"/>
    <style:font-face style:name="Whitney" svg:font-family="Whitney,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lo </meta:initial-creator>
    <meta:creation-date>2022-11-07T21:35:02.44</meta:creation-date>
    <dc:date>2022-11-09T12:10:15.336000000</dc:date>
    <meta:editing-duration>PT1H29M40S</meta:editing-duration>
    <meta:editing-cycles>10</meta:editing-cycles>
    <meta:generator>LibreOffice/7.1.3.2$Windows_X86_64 LibreOffice_project/47f78053abe362b9384784d31a6e56f8511eb1c1</meta:generator>
    <meta:document-statistic meta:table-count="0" meta:image-count="0" meta:object-count="0" meta:page-count="2" meta:paragraph-count="19" meta:word-count="547" meta:character-count="3724" meta:non-whitespace-character-count="3181"/>
  </office:meta>
</office:document-meta>
</file>